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quencial</text:p>
          </table:table-cell>
          <table:table-cell table:number-columns-repeated="2"/>
          <table:table-cell office:value-type="string" calcext:value-type="string">
            <text:p>Concor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Dimensões</text:p>
          </table:table-cell>
          <table:table-cell/>
          <table:table-cell office:value-type="string" calcext:value-type="string">
            <text:p>nThread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Dimensões</text:p>
          </table:table-cell>
        </table:table-row>
        <table:table-row table:style-name="ro1">
          <table:table-cell office:value-type="float" office:value="0.520694" calcext:value-type="float">
            <text:p>0,520694</text:p>
          </table:table-cell>
          <table:table-cell office:value-type="string" calcext:value-type="string">
            <text:p>500x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$Amostras.A3:.A5])" office:value-type="float" office:value="0.0000733333333333333" calcext:value-type="float">
            <text:p>7,33333333333333E-05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4.369483" calcext:value-type="float">
            <text:p>4,369483</text:p>
          </table:table-cell>
          <table:table-cell office:value-type="string" calcext:value-type="string">
            <text:p>1000x1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$Amostras.A6:.A8])" office:value-type="float" office:value="0.000117666666666667" calcext:value-type="float">
            <text:p>0,000117666666666667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49.981875" calcext:value-type="float">
            <text:p>49,981875</text:p>
          </table:table-cell>
          <table:table-cell office:value-type="string" calcext:value-type="string">
            <text:p>2000x2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$Amostras.A9:.A11])" office:value-type="float" office:value="0.000162" calcext:value-type="float">
            <text:p>0,00016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AVERAGE([$Amostras.A12:.A14])" office:value-type="float" office:value="0.000252" calcext:value-type="float">
            <text:p>0,00025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table table:name="Amostra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cor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nThreads</text:p>
          </table:table-cell>
          <table:table-cell office:value-type="string" calcext:value-type="string">
            <text:p>Dimensões</text:p>
          </table:table-cell>
        </table:table-row>
        <table:table-row table:style-name="ro1">
          <table:table-cell office:value-type="float" office:value="0.000065" calcext:value-type="float">
            <text:p>0,000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086" calcext:value-type="float">
            <text:p>0,000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069" calcext:value-type="float">
            <text:p>0,000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121" calcext:value-type="float">
            <text:p>0,000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084" calcext:value-type="float">
            <text:p>0,000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148" calcext:value-type="float">
            <text:p>0,000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14" calcext:value-type="float">
            <text:p>0,00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173" calcext:value-type="float">
            <text:p>0,000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173" calcext:value-type="float">
            <text:p>0,000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275" calcext:value-type="float">
            <text:p>0,0002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25" calcext:value-type="float">
            <text:p>0,00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231" calcext:value-type="float">
            <text:p>0,0002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00077" calcext:value-type="float">
            <text:p>0,000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076" calcext:value-type="float">
            <text:p>0,000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098" calcext:value-type="float">
            <text:p>0,000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114" calcext:value-type="float">
            <text:p>0,000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105" calcext:value-type="float">
            <text:p>0,000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098" calcext:value-type="float">
            <text:p>0,000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343" calcext:value-type="float">
            <text:p>0,000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176" calcext:value-type="float">
            <text:p>0,000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146" calcext:value-type="float">
            <text:p>0,000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223" calcext:value-type="float">
            <text:p>0,0002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245" calcext:value-type="float">
            <text:p>0,0002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318" calcext:value-type="float">
            <text:p>0,0003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000068" calcext:value-type="float">
            <text:p>0,000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0.00008" calcext:value-type="float">
            <text:p>0,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0.000073" calcext:value-type="float">
            <text:p>0,000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0.000093" calcext:value-type="float">
            <text:p>0,000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0.000096" calcext:value-type="float">
            <text:p>0,000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0.000101" calcext:value-type="float">
            <text:p>0,00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0x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9:51:58.072000000</meta:creation-date>
    <dc:date>2024-04-12T20:17:59.907000000</dc:date>
    <meta:editing-duration>PT26M2S</meta:editing-duration>
    <meta:editing-cycles>1</meta:editing-cycles>
    <meta:document-statistic meta:table-count="2" meta:cell-count="144" meta:object-count="0"/>
    <meta:generator>LibreOffice/7.6.4.1$Windows_X86_64 LibreOffice_project/e19e193f88cd6c0525a17fb7a176ed8e6a3e2aa1</meta:generator>
  </office:meta>
</office:document-meta>
</file>